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assez dangereux, car souvent nous faisons des tests avec des petites valeurs, et un mauvais réflexe de l'utilisation de ==, semble nous idiquer que les valeurs sont les mêmes, or il s'agit d'un cas particulier. Et une fois mise en production avec d'autres valeurs (n'appartenant pas à [-128;128[ ), cela ne fonctionne plus.<text:line-break/><text:line-break/>Nous pouvions forcer Java à ne pas utiliser ses propres constantes, en tapant le code suivant :<text:line-break/><text:span text:style-name="Source_20_Text">   val3 = new Integer ( 12 );<text:line-break/>   val4 = new Integer ( 12 );<text:line-break/></text:span>Et là, nous obtenons bien val3 != val4.<text:line-break/><text:line-break/>Mais allons un peu plus, tapez sur votre moteur de recherche <text:span text:style-name="Source_20_Text">Java API 14 Integer</text:span> et rechercher les contructeurs.<text:line-break/><text:line-break/>Faites de même avec <text:span text:style-name="Source_20_Text">Java API 14 Integer</text:span><text:line-break/><text:line-break/>Sans être totalement encore interdit, on vous encourage à utiliser la fabrique(factory) d'Integer.<text:line-break/><text:line-break/><text:span text:style-name="Source_20_Text">Integer.valueOf (12);<text:line-break/>Integer.valueOf (12);<text:line-break/></text:span>qui va pointer vers les constantes de la zone réservée, donc un même objet.<text:line-break/><text:line-break/><text:span text:style-name="Source_20_Text">Integer.valueOf (250);<text:line-break/>Integer.valueOf (250);<text:line-break/></text:span><text:line-break/>qui va pointer vers deux objets distincts.<text:line-break/><text:line-break/>Nota : pour les doubles ils est dorénavant totalement interdit d'utiliser un constructeur, on doit obligatoirement passé par le factory Double.value_of ou l'autoBoxing.<text:line-break/><text:line-break/>Pour les Doubles il y aura toujours un Objet différent de créé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06:42:26.293000000</meta:creation-date>
    <dc:date>2024-03-15T06:42:40.804000000</dc:date>
    <meta:editing-duration>PT15S</meta:editing-duration>
    <meta:editing-cycles>1</meta:editing-cycles>
    <meta:document-statistic meta:table-count="0" meta:image-count="0" meta:object-count="0" meta:page-count="1" meta:paragraph-count="1" meta:word-count="198" meta:character-count="1232" meta:non-whitespace-character-count="1019"/>
    <meta:generator>LibreOffice/7.6.1.2$Windows_X86_64 LibreOffice_project/f5defcebd022c5bc36bbb79be232cb6926d8f674</meta:generator>
  </office:meta>
</office:document-meta>
</file>